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7000001136D59BE00448D0665.png" manifest:media-type="image/png"/>
  <manifest:file-entry manifest:full-path="Pictures/1000020100000272000001A1AB0660CB28798167.png" manifest:media-type="image/png"/>
  <manifest:file-entry manifest:full-path="Pictures/1000020100000113000000B7C9C6352D3565C8B4.png" manifest:media-type="image/png"/>
  <manifest:file-entry manifest:full-path="Pictures/1000020100000111000000B9CC6965E1CEF58AA6.png" manifest:media-type="image/png"/>
  <manifest:file-entry manifest:full-path="Pictures/1000020100000122000000AE9A05681EBD976CCF.png" manifest:media-type="image/png"/>
  <manifest:file-entry manifest:full-path="Pictures/1000020100000129000000AA086198FB2292E1C3.png" manifest:media-type="image/png"/>
  <manifest:file-entry manifest:full-path="Pictures/10000201000000960000009619B32C6E2D4340FA.png" manifest:media-type="image/png"/>
  <manifest:file-entry manifest:full-path="Pictures/100002010000027E000001DF7DF947CCCB9F6721.png" manifest:media-type="image/png"/>
  <manifest:file-entry manifest:full-path="Pictures/1000020100000114000000B7BF3D782C86929C5C.png" manifest:media-type="image/png"/>
  <manifest:file-entry manifest:full-path="Pictures/10000201000000E2000000DFF7B23A2089C034AF.png" manifest:media-type="image/png"/>
  <manifest:file-entry manifest:full-path="Pictures/1000020100000100000000C5E8B95944181F215C.png" manifest:media-type="image/png"/>
  <manifest:file-entry manifest:full-path="Pictures/1000020100000115000000B6BAFC2AEC9C713277.png" manifest:media-type="image/png"/>
  <manifest:file-entry manifest:full-path="Pictures/10000201000001400000009D7574888FD338FD66.png" manifest:media-type="image/png"/>
  <manifest:file-entry manifest:full-path="Pictures/10000201000000E1000000E1C6EADA5B712933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4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start"/>
    </style:style>
    <style:style style:name="P4" style:family="paragraph">
      <loext:graphic-properties draw:fill="none"/>
      <style:paragraph-properties fo:margin-top="0.42cm" fo:margin-bottom="0.35cm"/>
      <style:text-properties fo:font-size="16pt" fo:font-weight="bold" style:font-size-asian="16pt" style:font-size-complex="16pt"/>
    </style:style>
    <style:style style:name="T1" style:family="text">
      <style:text-properties fo:font-size="16pt" fo:font-weight="bold" style:font-size-asian="16pt" style:font-size-complex="1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07cm" svg:height="5.334cm" svg:x="8.547cm" svg:y="1cm">
          <draw:image xlink:href="Pictures/10000201000000E2000000DFF7B23A2089C034AF.png" xlink:type="simple" xlink:show="embed" xlink:actuate="onLoad">
            <text:p/>
          </draw:image>
        </draw:frame>
        <draw:frame draw:style-name="gr1" draw:text-style-name="P1" draw:layer="layout" svg:width="10.205cm" svg:height="7.655cm" draw:transform="skewX (-0.00488692190558412) rotate (-0.00855211333477282) translate (1.209cm 21.193cm)">
          <draw:image xlink:href="Pictures/100002010000027E000001DF7DF947CCCB9F6721.png" xlink:type="simple" xlink:show="embed" xlink:actuate="onLoad">
            <text:p/>
          </draw:image>
        </draw:frame>
        <draw:frame draw:style-name="gr1" draw:text-style-name="P1" draw:layer="layout" svg:width="6.173cm" svg:height="3.705cm" svg:x="13.954cm" svg:y="5.318cm">
          <draw:image xlink:href="Pictures/1000020100000122000000AE9A05681EBD976CCF.png" xlink:type="simple" xlink:show="embed" xlink:actuate="onLoad">
            <text:p/>
          </draw:image>
        </draw:frame>
        <draw:frame draw:style-name="gr1" draw:text-style-name="P1" draw:layer="layout" svg:width="6.278cm" svg:height="4.253cm" svg:x="13.7cm" svg:y="1.065cm">
          <draw:image xlink:href="Pictures/1000020100000111000000B9CC6965E1CEF58AA6.png" xlink:type="simple" xlink:show="embed" xlink:actuate="onLoad">
            <text:p/>
          </draw:image>
        </draw:frame>
        <draw:frame draw:style-name="gr1" draw:text-style-name="P1" draw:layer="layout" svg:width="7.857cm" svg:height="4.497cm" svg:x="1.017cm" svg:y="1.075cm">
          <draw:image xlink:href="Pictures/1000020100000129000000AA086198FB2292E1C3.png" xlink:type="simple" xlink:show="embed" xlink:actuate="onLoad">
            <text:p/>
          </draw:image>
        </draw:frame>
        <draw:frame draw:style-name="gr1" draw:text-style-name="P1" draw:layer="layout" svg:width="7.302cm" svg:height="4.841cm" svg:x="1.318cm" svg:y="5.557cm">
          <draw:image xlink:href="Pictures/1000020100000114000000B7BF3D782C86929C5C.png" xlink:type="simple" xlink:show="embed" xlink:actuate="onLoad">
            <text:p/>
          </draw:image>
        </draw:frame>
        <draw:frame draw:style-name="gr1" draw:text-style-name="P1" draw:layer="layout" svg:width="6.248cm" svg:height="4.104cm" svg:x="7.985cm" svg:y="5.572cm">
          <draw:image xlink:href="Pictures/1000020100000115000000B6BAFC2AEC9C713277.png" xlink:type="simple" xlink:show="embed" xlink:actuate="onLoad">
            <text:p/>
          </draw:image>
        </draw:frame>
        <draw:frame draw:style-name="gr1" draw:text-style-name="P1" draw:layer="layout" svg:width="7.638cm" svg:height="3.746cm" svg:x="1.635cm" svg:y="9.827cm">
          <draw:image xlink:href="Pictures/10000201000001400000009D7574888FD338FD66.png" xlink:type="simple" xlink:show="embed" xlink:actuate="onLoad">
            <text:p/>
          </draw:image>
        </draw:frame>
        <draw:frame draw:style-name="gr1" draw:text-style-name="P1" draw:layer="layout" svg:width="5.715cm" svg:height="4.396cm" svg:x="1.254cm" svg:y="13.368cm">
          <draw:image xlink:href="Pictures/1000020100000100000000C5E8B95944181F215C.png" xlink:type="simple" xlink:show="embed" xlink:actuate="onLoad">
            <text:p/>
          </draw:image>
        </draw:frame>
        <draw:frame draw:style-name="gr1" draw:text-style-name="P1" draw:layer="layout" svg:width="5.952cm" svg:height="5.952cm" svg:x="7.367cm" svg:y="12.701cm">
          <draw:image xlink:href="Pictures/10000201000000E1000000E1C6EADA5B712933C6.png" xlink:type="simple" xlink:show="embed" xlink:actuate="onLoad">
            <text:p/>
          </draw:image>
        </draw:frame>
        <draw:frame draw:style-name="gr1" draw:text-style-name="P1" draw:layer="layout" svg:width="4.318cm" svg:height="4.318cm" svg:x="9.509cm" svg:y="9.382cm">
          <draw:image xlink:href="Pictures/10000201000000960000009619B32C6E2D4340FA.png" xlink:type="simple" xlink:show="embed" xlink:actuate="onLoad">
            <text:p/>
          </draw:image>
        </draw:frame>
        <draw:frame draw:style-name="gr1" draw:text-style-name="P1" draw:layer="layout" svg:width="6.107cm" svg:height="4.064cm" svg:x="13.827cm" svg:y="9.255cm">
          <draw:image xlink:href="Pictures/1000020100000113000000B7C9C6352D3565C8B4.png" xlink:type="simple" xlink:show="embed" xlink:actuate="onLoad">
            <text:p/>
          </draw:image>
        </draw:frame>
        <draw:frame draw:style-name="gr1" draw:text-style-name="P1" draw:layer="layout" svg:width="7.194cm" svg:height="4.792cm" svg:x="12.938cm" svg:y="13.192cm">
          <draw:image xlink:href="Pictures/1000020100000272000001A1AB0660CB28798167.png" xlink:type="simple" xlink:show="embed" xlink:actuate="onLoad">
            <text:p/>
          </draw:image>
        </draw:frame>
        <draw:frame draw:style-name="gr1" draw:text-style-name="P1" draw:layer="layout" svg:width="4.648cm" svg:height="6.985cm" svg:x="11.287cm" svg:y="21.574cm">
          <draw:image xlink:href="Pictures/10000201000000B7000001136D59BE00448D0665.png" xlink:type="simple" xlink:show="embed" xlink:actuate="onLoad">
            <text:p/>
          </draw:image>
        </draw:frame>
        <draw:frame draw:style-name="gr2" draw:text-style-name="P4" draw:layer="layout" svg:width="18.161cm" svg:height="3.688cm" svg:x="1cm" svg:y="18.018cm">
          <draw:text-box>
            <text:p text:style-name="P2"><text:span text:style-name="T1">rgence et immédiateté :</text:span></text:p>
            <text:p text:style-name="P3"><text:span text:style-name="T2">American Typewriter : Dérivée des caractères de machine à écrire, elle impose dès le premier regard une impression d’instantanéité propre à faire passer n’importe quel texte pour une dépêche de dernière minute publiée sans aucun artifice. La largeur variable de ses lettres la distingue du Courier (où le i et le m ont la même chasse) et la rend plus agréable.</text:span></text:p>
            <text:p text:style-name="P3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23:53:06.892332586</meta:creation-date>
    <dc:date>2017-11-06T13:42:09.962717717</dc:date>
    <meta:editing-duration>PT26M2S</meta:editing-duration>
    <meta:editing-cycles>4</meta:editing-cycles>
    <meta:generator>LibreOffice/5.1.6.2$Linux_X86_64 LibreOffice_project/10m0$Build-2</meta:generator>
    <meta:document-statistic meta:object-count="15"/>
  </office:meta>
</office:document-meta>
</file>